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95af"/>
    </style:style>
    <style:style style:name="P2" style:family="paragraph" style:parent-style-name="Standard">
      <style:text-properties officeooo:rsid="001995af" officeooo:paragraph-rsid="001995af"/>
    </style:style>
    <style:style style:name="P3" style:family="paragraph" style:parent-style-name="Standard">
      <style:text-properties officeooo:rsid="0019c1c9" officeooo:paragraph-rsid="0019c1c9"/>
    </style:style>
    <style:style style:name="P4" style:family="paragraph" style:parent-style-name="Standard">
      <style:text-properties officeooo:rsid="0019c1c9" officeooo:paragraph-rsid="001a14eb"/>
    </style:style>
    <style:style style:name="P5" style:family="paragraph" style:parent-style-name="Standard">
      <style:text-properties officeooo:rsid="001a14eb" officeooo:paragraph-rsid="001a14eb"/>
    </style:style>
    <style:style style:name="P6" style:family="paragraph" style:parent-style-name="Standard">
      <style:text-properties officeooo:rsid="001a14eb" officeooo:paragraph-rsid="001a826c"/>
    </style:style>
    <style:style style:name="P7" style:family="paragraph" style:parent-style-name="Standard">
      <style:text-properties officeooo:rsid="001a826c" officeooo:paragraph-rsid="001a826c"/>
    </style:style>
    <style:style style:name="T1" style:family="text">
      <style:text-properties officeooo:rsid="001995af"/>
    </style:style>
    <style:style style:name="T2" style:family="text">
      <style:text-properties officeooo:rsid="0019c1c9"/>
    </style:style>
    <style:style style:name="T3" style:family="text">
      <style:text-properties officeooo:rsid="001a14eb"/>
    </style:style>
    <style:style style:name="T4" style:family="text">
      <style:text-properties officeooo:rsid="001a826c"/>
    </style:style>
    <style:style style:name="T5" style:family="text">
      <style:text-properties officeooo:rsid="001c81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7"/><text:span text:style-name="T1">DAY – 1</text:span></text:p>
      <text:p text:style-name="P1"><text:s text:c="69"/></text:p>
      <text:p text:style-name="P1"><text:s text:c="70"/><text:span text:style-name="T1">GPIO</text:span></text:p>
      <text:p text:style-name="P1"/>
      <text:p text:style-name="P1">1. Write a c program to turn on led when we press the switch and turn off</text:p>
      <text:p text:style-name="P1">the led when we released the switch</text:p>
      <text:p text:style-name="P1">Take Input pin PC9 and Output pin PA8</text:p>
      <text:p text:style-name="P1"/>
      <text:p text:style-name="P1">2. Write a c program to turn on Led when we press the switch and</text:p>
      <text:p text:style-name="P1">turn off Led if again we press the switch</text:p>
      <text:p text:style-name="P1">Take Input pin PC9 and Output pin PA8</text:p>
      <text:p text:style-name="P1"/>
      <text:p text:style-name="P1">3. write a program to turn on 3 led using 3 switch</text:p>
      <text:p text:style-name="P1"><text:s text:c="13"/>conditions :</text:p>
      <text:p text:style-name="P1"><text:s text:c="17"/>if we press 1st switch 1st led turn on then off.</text:p>
      <text:p text:style-name="P1"><text:s text:c="17"/>if we press 2nd switch 2nd led turn on then off.</text:p>
      <text:p text:style-name="P1"><text:s text:c="17"/>if we press 3rd switch 3rd led turn on then off.</text:p>
      <text:p text:style-name="P1"><text:s text:c="17"/>Take PA7, PA8 and PA9 as output pin.</text:p>
      <text:p text:style-name="P1"><text:s text:c="17"/>PB8, PB9 and PC9 as input pin.</text:p>
      <text:p text:style-name="P1"/>
      <text:p text:style-name="P1">4. write a program to turn on 3 led using 3 switch.</text:p>
      <text:p text:style-name="P1"><text:s text:c="14"/>conditons :</text:p>
      <text:p text:style-name="P1"><text:s text:c="21"/>if we press the 1st switch 1st led turn on</text:p>
      <text:p text:style-name="P1"><text:s text:c="21"/>if we press the 2nd switch 1st and 2nd led turn on</text:p>
      <text:p text:style-name="P1"><text:s text:c="21"/>if we press the 3rd switch 1st,2nd and 3rd led turn on</text:p>
      <text:p text:style-name="P1"><text:s text:c="20"/>Take PA7, PA8 and PA9 as output pin.</text:p>
      <text:p text:style-name="P1"><text:s text:c="20"/>PB8, PB9 and PC9 as input pin.</text:p>
      <text:p text:style-name="P1"/>
      <text:p text:style-name="P1">5. Two switch and one led condition :</text:p>
      <text:p text:style-name="P1"><text:s text:c="19"/>if we press the 1st switch led will turn on.</text:p>
      <text:p text:style-name="P1"><text:s text:c="19"/>if we press the 2nd switch led will turn off.</text:p>
      <text:p text:style-name="P1"><text:s text:c="19"/>Take PA7 as output pin</text:p>
      <text:p text:style-name="P1"><text:s text:c="19"/>PB8 and PB9 as input pin</text:p>
      <text:p text:style-name="P1"/>
      <text:p text:style-name="P1">6. write a program using 3 led and 1 switch conidtion :</text:p>
      <text:p text:style-name="P1"><text:s text:c="19"/>if we press the switch 1st time 1st led will turn on.</text:p>
      <text:p text:style-name="P1"><text:s text:c="19"/>if we press the switch 2nd time 2nd led will turn on.</text:p>
      <text:p text:style-name="P1"><text:s text:c="19"/>if we press the switch 3rd time 3rd led will turn on.</text:p>
      <text:p text:style-name="P1"><text:s text:c="19"/>after releasing switch leds will be in off state.</text:p>
      <text:p text:style-name="P1"><text:s text:c="19"/>also show the num of times switch pressed.</text:p>
      <text:p text:style-name="P1"><text:s text:c="19"/>Take PA7, PA8 and PA9 as output pin.</text:p>
      <text:p text:style-name="P1"><text:s text:c="19"/>PB8 as input pin.</text:p>
      <text:p text:style-name="P1"/>
      <text:p text:style-name="P1">7. write a program using 3 led and 1 switch</text:p>
      <text:p text:style-name="P1"><text:s text:c="11"/>conidtion :</text:p>
      <text:p text:style-name="P1"><text:s text:c="21"/>if we press the switch 1st time 1st led will turn on.</text:p>
      <text:p text:style-name="P1"><text:s text:c="21"/>if we press the switch 2nd time 2nd led will turn on.</text:p>
      <text:p text:style-name="P1"><text:s text:c="21"/>if we press the switch 3rd time 3rd led will turn on.</text:p>
      <text:p text:style-name="P1"><text:s text:c="21"/>after releasing switch led state will not change.</text:p>
      <text:p text:style-name="P1"><text:s text:c="21"/>also show the num of times switch pressed.</text:p>
      <text:p text:style-name="P1"><text:s text:c="21"/>Take PA7, PA8 and PA9 as output pin.</text:p>
      <text:p text:style-name="P1"><text:s text:c="22"/>PB8 as input pin.</text:p>
      <text:p text:style-name="P1"><text:soft-page-break/>8. Write a Program using 1 led and 1 switch</text:p>
      <text:p text:style-name="P1"><text:s text:c="17"/>conditions:</text:p>
      <text:p text:style-name="P1"><text:s text:c="24"/><text:span text:style-name="T1">i</text:span>f we press the switch 1st time led will toggle 1 time</text:p>
      <text:p text:style-name="P1"><text:s text:c="24"/>if we press the switch 2nd time led will toggle 2 times.</text:p>
      <text:p text:style-name="P1"><text:s text:c="24"/>if we press the switch 3rd time led will toggle 3 times.</text:p>
      <text:p text:style-name="P1"><text:s text:c="24"/>and this should be in a loop.</text:p>
      <text:p text:style-name="P1"><text:s text:c="24"/>also print the number of times switch pressed.</text:p>
      <text:p text:style-name="P1"><text:s text:c="24"/>Take onboard led and switch.</text:p>
      <text:p text:style-name="P1"/>
      <text:p text:style-name="P1"><text:span text:style-name="T1">9. </text:span>Write a Program using 2 leds and 1 switch</text:p>
      <text:p text:style-name="P1"><text:s text:c="18"/>conditions:</text:p>
      <text:p text:style-name="P1"><text:s text:c="25"/><text:span text:style-name="T1">i</text:span>f we press the switch 1st time led1 will toggle 1 time and led2 toggle 3 times.</text:p>
      <text:p text:style-name="P1"><text:s text:c="25"/>if we press the switch 2nd time led1 will toggle 2 time and led2 toggle 6 times.</text:p>
      <text:p text:style-name="P1"><text:s text:c="25"/>if we press the switch 3rd time led1 will toggle 3 time and led2 toggle 9 times.</text:p>
      <text:p text:style-name="P1"><text:s text:c="25"/>and this should be in a loop.</text:p>
      <text:p text:style-name="P1"><text:s text:c="25"/>also print the number of times switch pressed.</text:p>
      <text:p text:style-name="P1"><text:s text:c="25"/>Take onboard switch , led (PA5) and PA7.</text:p>
      <text:p text:style-name="P1"/>
      <text:p text:style-name="P1">10. Write a Program using 1 led and 1 switch</text:p>
      <text:p text:style-name="P1"><text:s text:c="17"/>conditions:</text:p>
      <text:p text:style-name="P1"><text:s text:c="26"/>if we press the switch 1st time led will turn on and</text:p>
      <text:p text:style-name="P1"><text:s text:c="26"/>print LED ON in SWV ITM Data Console.</text:p>
      <text:p text:style-name="P1"><text:s text:c="26"/>if we press the switch 2nd time led will turn off and</text:p>
      <text:p text:style-name="P1"><text:s text:c="26"/>print LED OFF in SWV ITM Data Console</text:p>
      <text:p text:style-name="P1"><text:s text:c="26"/>and this should be in a loop.</text:p>
      <text:p text:style-name="P1"><text:s text:c="26"/>after releasing switch led state will not change.</text:p>
      <text:p text:style-name="P1"><text:s text:c="26"/>also print the number of times switch pressed.</text:p>
      <text:p text:style-name="P1"><text:s text:c="26"/>Take onboard led and switch.</text:p>
      <text:p text:style-name="P1"/>
      <text:p text:style-name="P1">11. Write a Program using 2 leds and 1 switch</text:p>
      <text:p text:style-name="P1"><text:s text:c="21"/>conditions:</text:p>
      <text:p text:style-name="P1"><text:s text:c="31"/>if we press the switch 1st time 1st led ON and 2nd led OFF</text:p>
      <text:p text:style-name="P1"><text:s text:c="31"/>if we press the switch 2nd time 1st led ON and 2nd led OFF</text:p>
      <text:p text:style-name="P1"><text:s text:c="31"/>and this should be in loop.</text:p>
      <text:p text:style-name="P1"><text:s text:c="31"/>after releasing switch led state will not change.</text:p>
      <text:p text:style-name="P1"><text:s text:c="31"/>print on SWV ITM Data Console:</text:p>
      <text:p text:style-name="P1"><text:s text:c="31"/>number of times switch pressed.</text:p>
      <text:p text:style-name="P1"><text:s text:c="31"/>led1 and led2 state.</text:p>
      <text:p text:style-name="P1"><text:s text:c="31"/>Take onBoard led and switch and external led PB7.</text:p>
      <text:p text:style-name="P1"/>
      <text:p text:style-name="P1"/>
      <text:p text:style-name="P1"><text:s text:c="66"/><text:span text:style-name="T1">DAY – 2</text:span></text:p>
      <text:p text:style-name="P1"><text:s text:c="46"/></text:p>
      <text:p text:style-name="P1"><text:s text:c="59"/><text:span text:style-name="T1">GPIO with interrupt</text:span></text:p>
      <text:p text:style-name="P2"/>
      <text:p text:style-name="P2">Same 11 problems with interrupt</text:p>
      <text:p text:style-name="P2"/>
      <text:p text:style-name="P2"/>
      <text:p text:style-name="P2"/>
      <text:p text:style-name="P2"/>
      <text:p text:style-name="P2"/>
      <text:p text:style-name="P2"/>
      <text:p text:style-name="P2"><text:soft-page-break/></text:p>
      <text:p text:style-name="P2"/>
      <text:p text:style-name="P2"><text:s text:c="73"/>DAY – 3</text:p>
      <text:p text:style-name="P2"><text:s text:c="62"/></text:p>
      <text:p text:style-name="P2"><text:s text:c="67"/>7 Segment and Keypad</text:p>
      <text:p text:style-name="P2"/>
      <text:p text:style-name="P2">1. Display 0 – 9 <text:span text:style-name="T2">on 7 segment</text:span></text:p>
      <text:p text:style-name="P2"/>
      <text:p text:style-name="P2">2. <text:span text:style-name="T2">Write a program in keypad matrix to see in which row key is pressed and print the corresponding row</text:span></text:p>
      <text:p text:style-name="P2"/>
      <text:p text:style-name="P3">3. Write a program to interface keypad with STM32 and if we press any key it should print “Key pressed”.</text:p>
      <text:p text:style-name="P3"/>
      <text:p text:style-name="P3">4. Write a program in keypad matrix to print the keypad value corresponding to key pressed in keypad matrix</text:p>
      <text:p text:style-name="P3"/>
      <text:p text:style-name="P3">5. Write a program to display the number pressed on the keypad on 7 segment</text:p>
      <text:p text:style-name="P3"/>
      <text:p text:style-name="P3">6. Write a program to toggle the LED number of times displayed on 7 segment</text:p>
      <text:p text:style-name="P3"/>
      <text:p text:style-name="P3"><text:s text:c="52"/></text:p>
      <text:p text:style-name="P3"><text:s text:c="76"/>DAY - 4</text:p>
      <text:p text:style-name="P3"><text:s/></text:p>
      <text:p text:style-name="P3"><text:s text:c="71"/>LCD and UART</text:p>
      <text:p text:style-name="P3"/>
      <text:p text:style-name="P3">1. Write a code to display string on lcd in 8 bit mode</text:p>
      <text:p text:style-name="P3"/>
      <text:p text:style-name="P3">2. Write a code to display string on lcd in 4 bit mode</text:p>
      <text:p text:style-name="P3"/>
      <text:p text:style-name="P3">3. Write a code to set the cursor and display data on both the lines of LCD</text:p>
      <text:p text:style-name="P3"/>
      <text:p text:style-name="P4"><text:span text:style-name="T3">4. Write a code to scroll the data on the LCD</text:span></text:p>
      <text:p text:style-name="P4"/>
      <text:p text:style-name="P4"><text:span text:style-name="T3">5. Write a code to display the special character ‘alpha’ , ‘beta’ ,’pie’ and ‘ohm symbol’ on LCD</text:span></text:p>
      <text:p text:style-name="P4"/>
      <text:p text:style-name="P4"><text:span text:style-name="T3">6. </text:span><text:s/><text:span text:style-name="T3">Write a code to transfer and receive data</text:span></text:p>
      <text:p text:style-name="P4"/>
      <text:p text:style-name="P5">7. Write a code to control the LED PA5 using UART when we press cha ‘N’ or ‘n’ then led will turn on and if we press char ‘F’ or ‘f’ then led will turn off.</text:p>
      <text:p text:style-name="P5"/>
      <text:p text:style-name="P5">8. Write a code to transfer and receive data between two STM32 boards</text:p>
      <text:p text:style-name="P5"/>
      <text:p text:style-name="P5">9. Write a code to display data written in UART on LCD</text:p>
      <text:p text:style-name="P5"/>
      <text:p text:style-name="P5"/>
      <text:p text:style-name="P6"><text:s text:c="81"/></text:p>
      <text:p text:style-name="P6"/>
      <text:p text:style-name="P6"/>
      <text:p text:style-name="P6"/>
      <text:p text:style-name="P6"/>
      <text:p text:style-name="P6"/>
      <text:p text:style-name="P6"><text:soft-page-break/><text:s text:c="72"/><text:span text:style-name="T4">DAY – 5</text:span></text:p>
      <text:p text:style-name="P5"><text:s text:c="75"/></text:p>
      <text:p text:style-name="P5"><text:s text:c="68"/><text:span text:style-name="T4">ACD and PWM</text:span></text:p>
      <text:p text:style-name="P5"/>
      <text:p text:style-name="P7">1. Write a function that will create delay in millisecond using systick delay</text:p>
      <text:p text:style-name="P7"/>
      <text:p text:style-name="P7">2. Write a code to read analog value from POT and according to value intensity of the light should change.</text:p>
      <text:p text:style-name="P7"/>
      <text:p text:style-name="P7">3. Write a code to change the intensity of light it decreases from 100 % to 25 % after one second</text:p>
      <text:p text:style-name="P7"/>
      <text:p text:style-name="P7"/>
      <text:p text:style-name="P7"><text:s text:c="74"/>DAY – 6</text:p>
      <text:p text:style-name="P7"/>
      <text:p text:style-name="P7"><text:s text:c="71"/>RTC and I2C</text:p>
      <text:p text:style-name="P7"/>
      <text:p text:style-name="P7">1. Wrtie a code to integrate I2C and display date and time with internal RTC</text:p>
      <text:p text:style-name="P7"/>
      <text:p text:style-name="P7">2. Write a code to display time in 24 hrs format, date, day using external RTC.</text:p>
      <text:p text:style-name="P7"/>
      <text:p text:style-name="P7">3. <text:s/>Write a code to display time in 12 hrs format, date using external RTC.</text:p>
      <text:p text:style-name="P7"/>
      <text:p text:style-name="P7">4. Write a code to integrate I2C and external RTC</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5T10:43:13.716857214</meta:creation-date>
    <dc:date>2024-08-05T11:26:41.675997411</dc:date>
    <meta:editing-duration>PT2M7S</meta:editing-duration>
    <meta:editing-cycles>1</meta:editing-cycles>
    <meta:document-statistic meta:table-count="0" meta:image-count="0" meta:object-count="0" meta:page-count="4" meta:paragraph-count="120" meta:word-count="1072" meta:character-count="7692" meta:non-whitespace-character-count="4099"/>
    <meta:generator>LibreOffice/6.4.7.2$Linux_X86_64 LibreOffice_project/40$Build-2</meta:generator>
  </office:meta>
</office:document-meta>
</file>